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109in" table:align="left"/>
    </style:style>
    <style:style style:name="Table1.A" style:family="table-column">
      <style:table-column-properties style:column-width="1.7063in"/>
    </style:style>
    <style:style style:name="Table1.B" style:family="table-column">
      <style:table-column-properties style:column-width="1.4028in"/>
    </style:style>
    <style:style style:name="Table1.A1" style:family="table-cell">
      <style:table-cell-properties style:vertical-align="middle" fo:padding="0.0194in" fo:border="none"/>
    </style:style>
    <style:style style:name="Table1.B1" style:family="table-cell">
      <style:table-cell-properties fo:padding="0.0194in" fo:border="none"/>
    </style:style>
    <style:style style:name="Table2" style:family="table">
      <style:table-properties style:width="1.3118in" table:align="center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0.915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3118in" table:align="center"/>
    </style:style>
    <style:style style:name="Table3.A" style:family="table-column">
      <style:table-column-properties style:column-width="0.3965in"/>
    </style:style>
    <style:style style:name="Table3.B" style:family="table-column">
      <style:table-column-properties style:column-width="0.915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76b48" officeooo:paragraph-rsid="00176b48"/>
    </style:style>
    <style:style style:name="P2" style:family="paragraph" style:parent-style-name="Standard">
      <style:text-properties officeooo:rsid="001c409a" officeooo:paragraph-rsid="001c409a"/>
    </style:style>
    <style:style style:name="P3" style:family="paragraph" style:parent-style-name="Standard">
      <style:text-properties officeooo:rsid="0021265f" officeooo:paragraph-rsid="0021265f"/>
    </style:style>
    <style:style style:name="P4" style:family="paragraph" style:parent-style-name="Standard">
      <style:text-properties officeooo:rsid="00219bf1" officeooo:paragraph-rsid="00219bf1"/>
    </style:style>
    <style:style style:name="P5" style:family="paragraph" style:parent-style-name="Standard">
      <style:text-properties officeooo:rsid="0022915d" officeooo:paragraph-rsid="0022915d"/>
    </style:style>
    <style:style style:name="P6" style:family="paragraph" style:parent-style-name="Standard">
      <style:text-properties officeooo:rsid="0022a83d" officeooo:paragraph-rsid="0022a83d"/>
    </style:style>
    <style:style style:name="P7" style:family="paragraph" style:parent-style-name="Standard">
      <style:text-properties officeooo:rsid="002487cc" officeooo:paragraph-rsid="002487cc"/>
    </style:style>
    <style:style style:name="P8" style:family="paragraph" style:parent-style-name="Standard">
      <style:text-properties officeooo:rsid="0027e987" officeooo:paragraph-rsid="0027e987"/>
    </style:style>
    <style:style style:name="P9" style:family="paragraph" style:parent-style-name="Standard">
      <style:text-properties officeooo:rsid="0028dc10" officeooo:paragraph-rsid="0028dc10"/>
    </style:style>
    <style:style style:name="P10" style:family="paragraph" style:parent-style-name="Standard">
      <style:text-properties officeooo:rsid="0029e3d8" officeooo:paragraph-rsid="0029e3d8"/>
    </style:style>
    <style:style style:name="P11" style:family="paragraph" style:parent-style-name="Standard">
      <style:text-properties officeooo:rsid="002e8d37" officeooo:paragraph-rsid="002e8d37"/>
    </style:style>
    <style:style style:name="P12" style:family="paragraph" style:parent-style-name="Standard">
      <style:text-properties officeooo:rsid="00314d21" officeooo:paragraph-rsid="00314d21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text-properties officeooo:paragraph-rsid="0028dc10"/>
    </style:style>
    <style:style style:name="P15" style:family="paragraph" style:parent-style-name="Standard" style:list-style-name="L1">
      <style:text-properties officeooo:rsid="00176b48" officeooo:paragraph-rsid="00176b48"/>
    </style:style>
    <style:style style:name="P16" style:family="paragraph" style:parent-style-name="Standard" style:list-style-name="L1">
      <style:text-properties officeooo:rsid="00181a39" officeooo:paragraph-rsid="00181a39"/>
    </style:style>
    <style:style style:name="P17" style:family="paragraph" style:parent-style-name="Standard" style:list-style-name="L2">
      <style:text-properties officeooo:rsid="001c409a" officeooo:paragraph-rsid="001c409a"/>
    </style:style>
    <style:style style:name="P18" style:family="paragraph" style:parent-style-name="Standard" style:list-style-name="L2">
      <style:text-properties officeooo:rsid="001f0811" officeooo:paragraph-rsid="001f0811"/>
    </style:style>
    <style:style style:name="P19" style:family="paragraph" style:parent-style-name="Standard">
      <style:text-properties officeooo:rsid="00314d21" officeooo:paragraph-rsid="00314d21"/>
    </style:style>
    <style:style style:name="P20" style:family="paragraph" style:parent-style-name="Standard">
      <style:text-properties officeooo:rsid="00322523" officeooo:paragraph-rsid="00322523"/>
    </style:style>
    <style:style style:name="P21" style:family="paragraph" style:parent-style-name="Standard">
      <style:text-properties officeooo:rsid="00340379" officeooo:paragraph-rsid="00340379"/>
    </style:style>
    <style:style style:name="P22" style:family="paragraph" style:parent-style-name="Standard">
      <style:text-properties officeooo:rsid="00340379" officeooo:paragraph-rsid="00370d0a"/>
    </style:style>
    <style:style style:name="P23" style:family="paragraph" style:parent-style-name="Standard">
      <style:text-properties officeooo:rsid="0034682e" officeooo:paragraph-rsid="0034682e"/>
    </style:style>
    <style:style style:name="P24" style:family="paragraph" style:parent-style-name="Standard">
      <style:text-properties officeooo:rsid="00355e83" officeooo:paragraph-rsid="00355e83"/>
    </style:style>
    <style:style style:name="P25" style:family="paragraph" style:parent-style-name="Standard">
      <style:text-properties fo:font-weight="bold" officeooo:rsid="00456329" officeooo:paragraph-rsid="00456329" style:font-weight-asian="bold" style:font-weight-complex="bold"/>
    </style:style>
    <style:style style:name="T1" style:family="text">
      <style:text-properties officeooo:rsid="00181a39"/>
    </style:style>
    <style:style style:name="T2" style:family="text">
      <style:text-properties officeooo:rsid="001909d8"/>
    </style:style>
    <style:style style:name="T3" style:family="text">
      <style:text-properties officeooo:rsid="001d1a19"/>
    </style:style>
    <style:style style:name="T4" style:family="text">
      <style:text-properties style:text-position="super 58%"/>
    </style:style>
    <style:style style:name="T5" style:family="text">
      <style:text-properties officeooo:rsid="00230f22"/>
    </style:style>
    <style:style style:name="T6" style:family="text">
      <style:text-properties officeooo:rsid="00265ccc"/>
    </style:style>
    <style:style style:name="T7" style:family="text">
      <style:text-properties officeooo:rsid="0028dc10"/>
    </style:style>
    <style:style style:name="T8" style:family="text">
      <style:text-properties officeooo:rsid="002a8b3e"/>
    </style:style>
    <style:style style:name="T9" style:family="text">
      <style:text-properties officeooo:rsid="002f58b7"/>
    </style:style>
    <style:style style:name="T10" style:family="text">
      <style:text-properties officeooo:rsid="00355e83"/>
    </style:style>
    <style:style style:name="T11" style:family="text">
      <style:text-properties officeooo:rsid="0035f42f"/>
    </style:style>
    <style:style style:name="T12" style:family="text">
      <style:text-properties officeooo:rsid="00370d0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5f42f" style:font-weight-asian="bold" style:font-weight-complex="bold"/>
    </style:style>
    <style:style style:name="T15" style:family="text">
      <style:text-properties officeooo:rsid="0041d060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13</text:p>
      <text:p text:style-name="P1"/>
      <text:p text:style-name="P1">Problems and solutions this morning</text:p>
      <text:p text:style-name="P1"/>
      <text:list xml:id="list1152997759" text:style-name="L1">
        <text:list-item>
          <text:p text:style-name="P15">Downloading of XINA50 index list was slow with download.file in R. Solution: using proxychain wget to download the file instead of download.file. Second solution: manual download the file and rename and move it with the R script. </text:p>
        </text:list-item>
        <text:list-item>
          <text:p text:style-name="P15">Problem: No historical data was found even for XINA50. Reason: stocks were using up all 50 semaphore spots and futures didn’t get the chance to request. Solution: request for the futures first because they are up more frequently and have less downtime</text:p>
        </text:list-item>
        <text:list-item>
          <text:p text:style-name="P15">Problem: <text:span text:style-name="T1">IB-Gateway-latest logs out in the middle of the night. Reason: the auto log-off time is introduced in the latest version and was set to 11:45pm by default. Solution: change the auto log-off time to 8:00 am.</text:span></text:p>
        </text:list-item>
        <text:list-item>
          <text:p text:style-name="P16">Problem: cannot get US historical or live market data. Reason: the US live and historical data farm is disconnected from China users. Solution: wait. Impact: cannot trade bitcoin which <text:span text:style-name="T2">is based on US server and is trading. Impact delta: small.</text:span></text:p>
        </text:list-item>
        <text:list-item>
          <text:p text:style-name="P16"/>
        </text:list-item>
      </text:list>
      <text:p text:style-name="P1"/>
      <text:p text:style-name="P2">Lessons:</text:p>
      <text:list xml:id="list133251944" text:style-name="L2">
        <text:list-item>
          <text:p text:style-name="P17">talking with support always helps, and is a convex event, nothing to lose, a lot to gain, <text:span text:style-name="T3">although it is a hassle but it must be done</text:span></text:p>
        </text:list-item>
        <text:list-item>
          <text:p text:style-name="P18">Gain from small, decentralized, baby-step trial and error</text:p>
        </text:list-item>
        <text:list-item>
          <text:p text:style-name="P18"/>
        </text:list-item>
      </text:list>
      <text:p text:style-name="Standard"/>
      <text:p text:style-name="Standard"/>
      <text:p text:style-name="P3">5.16</text:p>
      <text:p text:style-name="P4">Bitcoin futures:</text:p>
      <text:p text:style-name="P4">expired on May 15, 2019.</text:p>
      <text:p text:style-name="P5">Last trade is on May 16, 3:34 AM(Beijing time, May 15<text:span text:style-name="T4">th</text:span> 2:35 Chicago time), <text:span text:style-name="T5">last price is 8190.</text:span></text:p>
      <text:p text:style-name="P5"/>
      <text:p text:style-name="P11">Final trading time: 2:45pm Chicago Time (3:45pm NYT)</text:p>
      <text:p text:style-name="P5"/>
      <text:p text:style-name="P6">Official settlement from CBOE website: 8161.41. <text:span text:style-name="T9">(Find out why there is a discrepancy of 30 dollars)</text:span></text:p>
      <text:p text:style-name="P5"/>
      <text:p text:style-name="P5"/>
      <text:p text:style-name="P5"/>
      <text:p text:style-name="P7">IB hist data:</text:p>
      <text:p text:style-name="P12">For prev fut:</text:p>
      <text:p text:style-name="P12">2019-05-15 7800.0 8230.0 7800.0 8165.0 (most likely 3:33 NYT price)</text:p>
      <text:p text:style-name="P7"/>
      <text:p text:style-name="P7">2019-05-15 7805.0 8300.0 7805.0 8265.0</text:p>
      <text:p text:style-name="P7">2019-05-16 8205.0 8270.0 8190.0 8250.0</text:p>
      <text:p text:style-name="P7"/>
      <text:p text:style-name="P7">So it uses 8265 as the mOpen price, <text:span text:style-name="T6">so there is something missing between settlement price and mOpen price. </text:span></text:p>
      <text:p text:style-name="P7"/>
      <text:p text:style-name="P8">Where is 8265 coming from? </text:p>
      <text:p text:style-name="P8"/>
      <text:p text:style-name="P10"><text:soft-page-break/>Few clues:</text:p>
      <text:p text:style-name="P10">5.16 max is not including the value at 3am HKT → the starting time of 5.16 must be after 3am HKT (3pm <text:span text:style-name="T8">NY</text:span>T). 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Trading hours: (Chicago time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Sun</text:p>
                </table:table-cell>
                <table:table-cell table:style-name="Table2.A1" office:value-type="string">
                  <text:p text:style-name="Table_20_Contents">17:00-23:59</text:p>
                </table:table-cell>
              </table:table-row>
              <table:table-row>
                <table:table-cell table:style-name="Table2.A1" office:value-type="string">
                  <text:p text:style-name="Table_20_Contents">Mon</text:p>
                </table:table-cell>
                <table:table-cell table:style-name="Table2.A1" office:value-type="string">
                  <text:p text:style-name="Table_20_Contents">00:00-15:15<text:line-break/>15:30-16:00<text:line-break/>17:00-23:59</text:p>
                </table:table-cell>
              </table:table-row>
              <table:table-row>
                <table:table-cell table:style-name="Table2.A1" office:value-type="string">
                  <text:p text:style-name="Table_20_Contents">Tue</text:p>
                </table:table-cell>
                <table:table-cell table:style-name="Table2.A1" office:value-type="string">
                  <text:p text:style-name="Table_20_Contents">00:00-15:15<text:line-break/>15:30-16:00<text:line-break/>17:00-23:59</text:p>
                </table:table-cell>
              </table:table-row>
              <table:table-row>
                <table:table-cell table:style-name="Table2.A1" office:value-type="string">
                  <text:p text:style-name="Table_20_Contents">Wed</text:p>
                </table:table-cell>
                <table:table-cell table:style-name="Table2.A1" office:value-type="string">
                  <text:p text:style-name="Table_20_Contents">00:00-15:15<text:line-break/>15:30-16:00<text:line-break/>17:00-23:59</text:p>
                </table:table-cell>
              </table:table-row>
              <table:table-row>
                <table:table-cell table:style-name="Table2.A1" office:value-type="string">
                  <text:p text:style-name="Table_20_Contents">Thu</text:p>
                </table:table-cell>
                <table:table-cell table:style-name="Table2.A1" office:value-type="string">
                  <text:p text:style-name="P14">00:00-15:15 <text:span text:style-name="T7">(break from 4:15 AM to 4:30 AM HKT)</text:span><text:line-break/>15:30-16:00</text:p>
                  <text:p text:style-name="P14"><text:span text:style-name="T7">(Break from 5am to 6am HKT)</text:span><text:line-break/>17:00-23:59</text:p>
                </table:table-cell>
              </table:table-row>
              <table:table-row>
                <table:table-cell table:style-name="Table2.A1" office:value-type="string">
                  <text:p text:style-name="Table_20_Contents">Fri</text:p>
                </table:table-cell>
                <table:table-cell table:style-name="Table2.A1" office:value-type="string">
                  <text:p text:style-name="Table_20_Contents">00:00-15:15<text:line-break/>15:30-16:00</text:p>
                </table:table-cell>
              </table:table-row>
              <table:table-row>
                <table:table-cell table:style-name="Table2.A1" office:value-type="string">
                  <text:p text:style-name="Table_20_Contents">Sat</text:p>
                </table:table-cell>
                <table:table-cell table:style-name="Table2.A1" office:value-type="string">
                  <text:p text:style-name="Table_20_Contents">00:00-00:00</text:p>
                </table:table-cell>
              </table:table-row>
            </table:table>
          </table:table-cell>
          <table:table-cell table:style-name="Table1.B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Table_20_Heading"><text:a xlink:type="simple" xlink:href="https://www.clientam.com/en/index.php?f=22063#02" office:target-frame-name="_blank" xlink:show="new" text:style-name="Internet_20_link" text:visited-style-name="Visited_20_Internet_20_Link">Liquid Trading Hours</text:a> 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Sun</text:p>
                </table:table-cell>
                <table:table-cell table:style-name="Table3.A1" office:value-type="string">
                  <text:p text:style-name="Table_20_Contents">17:00-23:59</text:p>
                </table:table-cell>
              </table:table-row>
              <table:table-row>
                <table:table-cell table:style-name="Table3.A1" office:value-type="string">
                  <text:p text:style-name="Table_20_Contents">Mon</text:p>
                </table:table-cell>
                <table:table-cell table:style-name="Table3.A1" office:value-type="string">
                  <text:p text:style-name="Table_20_Contents">08:30-15:15</text:p>
                </table:table-cell>
              </table:table-row>
              <table:table-row>
                <table:table-cell table:style-name="Table3.A1" office:value-type="string">
                  <text:p text:style-name="Table_20_Contents">Tue</text:p>
                </table:table-cell>
                <table:table-cell table:style-name="Table3.A1" office:value-type="string">
                  <text:p text:style-name="Table_20_Contents">08:30-15:15</text:p>
                </table:table-cell>
              </table:table-row>
              <table:table-row>
                <table:table-cell table:style-name="Table3.A1" office:value-type="string">
                  <text:p text:style-name="Table_20_Contents">Wed</text:p>
                </table:table-cell>
                <table:table-cell table:style-name="Table3.A1" office:value-type="string">
                  <text:p text:style-name="Table_20_Contents">08:30-15:15</text:p>
                </table:table-cell>
              </table:table-row>
              <table:table-row>
                <table:table-cell table:style-name="Table3.A1" office:value-type="string">
                  <text:p text:style-name="Table_20_Contents">Thu</text:p>
                </table:table-cell>
                <table:table-cell table:style-name="Table3.A1" office:value-type="string">
                  <text:p text:style-name="Table_20_Contents">08:30-15:15</text:p>
                </table:table-cell>
              </table:table-row>
              <table:table-row>
                <table:table-cell table:style-name="Table3.A1" office:value-type="string">
                  <text:p text:style-name="Table_20_Contents">Fri</text:p>
                </table:table-cell>
                <table:table-cell table:style-name="Table3.A1" office:value-type="string">
                  <text:p text:style-name="Table_20_Contents">00:00-00:00</text:p>
                </table:table-cell>
              </table:table-row>
              <table:table-row>
                <table:table-cell table:style-name="Table3.A1" office:value-type="string">
                  <text:p text:style-name="Table_20_Contents">Sat</text:p>
                </table:table-cell>
                <table:table-cell table:style-name="Table3.A1" office:value-type="string">
                  <text:p text:style-name="Table_20_Contents">17:00-23:59</text:p>
                </table:table-cell>
              </table:table-row>
            </table:table>
          </table:table-cell>
        </table:table-row>
      </table:table>
      <text:p text:style-name="P8"/>
      <text:p text:style-name="P12">To IB:</text:p>
      <text:p text:style-name="P12">GXBT bitcoin futures expired yesterday. </text:p>
      <text:p text:style-name="P12"><text:soft-page-break/></text:p>
      <text:p text:style-name="P12">1. Value discrepancies for the expired May Future</text:p>
      <text:p text:style-name="P12">Retrieving historical minute data through the API, <text:s/>the last trade value for this contract is 8190. When I retrieve historical day data using API, I get 8165 for the day close. </text:p>
      <text:p text:style-name="P12"><text:s text:c="2"/></text:p>
      <text:p text:style-name="P12">However, the official settlement price as per the exchange is XBT/K9 - 2019-05-15: <text:s text:c="2"/>8,161.41. Where does the discrepancy come from? (The discrepancy between day close and last trade price &amp; discrepancy between exchange settlement price with both day close &amp; last trade prices)</text:p>
      <text:p text:style-name="P12"/>
      <text:p text:style-name="P12">2. When requesting the historical day data through the API, I get the follow for the OHLC values. I cannot figure out where you you got these values. Could you let me know the cutoff time for the following OHLC data for both futures?</text:p>
      <text:p text:style-name="P12">2019-05-15 7800.0 8230.0 7800.0 8165.0 (expired May Future)</text:p>
      <text:p text:style-name="P12">2019-05-15 7805.0 8300.0 7805.0 8265.0 (Jun Future)</text:p>
      <text:p text:style-name="P12"/>
      <text:p text:style-name="P12">Thanks</text:p>
      <text:p text:style-name="P12">Ji</text:p>
      <text:p text:style-name="P12"/>
      <text:p text:style-name="P12"/>
      <text:p text:style-name="P20">5.13</text:p>
      <text:p text:style-name="P20">Bitcoin bug:</text:p>
      <text:p text:style-name="P21"/>
      <text:p text:style-name="P21"><text:span text:style-name="T13">Problem Description:</text:span> Cutter cut bitcoin position at 0:02am on May 16.</text:p>
      <text:p text:style-name="P21"/>
      <text:p text:style-name="P21"><text:span text:style-name="T13">Reason:</text:span> <text:span text:style-name="T10">After midnight(May 16 0:00 HKT), </text:span>prevMonthCutoff got refreshed to 5.15 instead of 4.17. Then it uses ytdData.get(symbol).floor(May15).getClose to get the close, <text:span text:style-name="T15">which was</text:span> obtained <text:span text:style-name="T15">at progrma startup</text:span>.</text:p>
      <text:p text:style-name="P21"/>
      <text:p text:style-name="P23"><text:span text:style-name="T13">Issue:</text:span> The expiry should not change overnight. It should change after the current future expires at EST 16:00 / CST 15:00 / HKT 4:00AM.</text:p>
      <text:p text:style-name="P21"/>
      <text:p text:style-name="P22"><text:span text:style-name="T13">Solution:</text:span> <text:span text:style-name="T11">When getting prevExpiry for bitcoin, if the us localTime is before 16:00pm, then use the prev month expiry, if after 16:00, use this month’s expiry date.</text:span></text:p>
      <text:p text:style-name="P20"/>
      <text:p text:style-name="P24"><text:span text:style-name="T14">Potential </text:span><text:span text:style-name="T13">Implications:</text:span> active bitcoin future has to change based on the cutoff time. <text:span text:style-name="T12">On the expiry date before 16pm NYT trade the expiring futures. However, getActiveBTCExpiry only happens at program startup. Currently, starting from 4pm NYT until when you restart program at 7ish, these 3 hours is missing. </text:span></text:p>
      <text:p text:style-name="P20"/>
      <text:p text:style-name="P25">Conclusion:<text:span text:style-name="T16"> Let the expiring future expire, have 1 future at one time to reduce complexity. In Asia morning, restart the trading system to refresh activeBTCfuture manuall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0:42:01.345893637</meta:creation-date>
    <meta:generator>LibreOffice/6.0.7.3$Linux_X86_64 LibreOffice_project/00m0$Build-3</meta:generator>
    <dc:date>2019-05-16T15:20:03.183774156</dc:date>
    <meta:editing-duration>PT3H9M38S</meta:editing-duration>
    <meta:editing-cycles>43</meta:editing-cycles>
    <meta:document-statistic meta:table-count="3" meta:image-count="0" meta:object-count="0" meta:page-count="3" meta:paragraph-count="76" meta:word-count="706" meta:character-count="4295" meta:non-whitespace-character-count="3656"/>
  </office:meta>
</office:document-meta>
</file>